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f167" officeooo:paragraph-rsid="0010f167" fo:background-color="transparent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20c4f" officeooo:paragraph-rsid="000fa60e" fo:background-color="transparent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20c4f" officeooo:paragraph-rsid="0010f167" fo:background-color="transparent" style:font-weight-asian="bold" style:font-weight-complex="bold"/>
    </style:style>
    <style:style style:name="P4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20c4f" officeooo:paragraph-rsid="00120c4f" fo:background-color="transparent" style:font-weight-asian="bold" style:font-weight-complex="bold"/>
    </style:style>
    <style:style style:name="P5" style:family="paragraph" style:parent-style-name="Standard" style:list-style-name="L1">
      <style:text-properties fo:font-weight="bold" officeooo:rsid="000fa60e" officeooo:paragraph-rsid="000fa60e" fo:background-color="transparent" style:font-weight-asian="bold" style:font-weight-complex="bold"/>
    </style:style>
    <style:style style:name="P6" style:family="paragraph" style:parent-style-name="Standard" style:list-style-name="L1">
      <style:text-properties fo:font-weight="bold" officeooo:rsid="0010f167" officeooo:paragraph-rsid="0010f167" fo:background-color="transparent" style:font-weight-asian="bold" style:font-weight-complex="bold"/>
    </style:style>
    <style:style style:name="P7" style:family="paragraph" style:parent-style-name="Standard" style:list-style-name="L2">
      <style:text-properties fo:font-weight="bold" officeooo:rsid="0010f167" officeooo:paragraph-rsid="0010f167" fo:background-color="transparent" style:font-weight-asian="bold" style:font-weight-complex="bold"/>
    </style:style>
    <style:style style:name="P8" style:family="paragraph" style:parent-style-name="Standard" style:list-style-name="L2">
      <style:text-properties fo:font-weight="bold" officeooo:rsid="00120c4f" officeooo:paragraph-rsid="00120c4f" fo:background-color="transparent" style:font-weight-asian="bold" style:font-weight-complex="bold"/>
    </style:style>
    <style:style style:name="P9" style:family="paragraph" style:parent-style-name="Standard" style:list-style-name="L2">
      <style:text-properties fo:font-weight="bold" officeooo:rsid="0019bd64" officeooo:paragraph-rsid="0019bd64" fo:background-color="transparent" style:font-weight-asian="bold" style:font-weight-complex="bold"/>
    </style:style>
    <style:style style:name="P10" style:family="paragraph" style:parent-style-name="Standard" style:list-style-name="L1">
      <style:text-properties officeooo:rsid="000fa60e" officeooo:paragraph-rsid="000fa60e" fo:background-color="transparent"/>
    </style:style>
    <style:style style:name="P11" style:family="paragraph" style:parent-style-name="Standard" style:list-style-name="L1">
      <style:text-properties officeooo:rsid="0010f167" officeooo:paragraph-rsid="0010f167" fo:background-color="transparent"/>
    </style:style>
    <style:style style:name="P12" style:family="paragraph" style:parent-style-name="Standard" style:list-style-name="L3">
      <style:text-properties style:text-underline-style="none" fo:font-weight="bold" officeooo:rsid="00120c4f" officeooo:paragraph-rsid="00120c4f" fo:background-color="transparent" style:font-weight-asian="bold" style:font-weight-complex="bold"/>
    </style:style>
    <style:style style:name="P13" style:family="paragraph" style:parent-style-name="Standard" style:list-style-name="L3">
      <style:text-properties style:text-underline-style="none" fo:font-weight="bold" officeooo:rsid="00136981" officeooo:paragraph-rsid="00136981" fo:background-color="transparent" style:font-weight-asian="bold" style:font-weight-complex="bold"/>
    </style:style>
    <style:style style:name="P14" style:family="paragraph" style:parent-style-name="Standard" style:list-style-name="L3">
      <style:text-properties style:text-underline-style="none" fo:font-weight="bold" officeooo:rsid="00136981" officeooo:paragraph-rsid="00120c4f" fo:background-color="transparent" style:font-weight-asian="bold" style:font-weight-complex="bold"/>
    </style:style>
    <style:style style:name="P15" style:family="paragraph" style:parent-style-name="Standard" style:list-style-name="L3">
      <style:text-properties style:text-underline-style="none" fo:font-weight="bold" officeooo:rsid="00152c6b" officeooo:paragraph-rsid="00152c6b" fo:background-color="transparent" style:font-weight-asian="bold" style:font-weight-complex="bold"/>
    </style:style>
    <style:style style:name="P16" style:family="paragraph" style:parent-style-name="Standard" style:list-style-name="L3">
      <style:text-properties style:text-underline-style="none" fo:font-weight="normal" officeooo:rsid="00120c4f" officeooo:paragraph-rsid="00120c4f" fo:background-color="transparent" style:font-weight-asian="normal" style:font-weight-complex="normal"/>
    </style:style>
    <style:style style:name="P17" style:family="paragraph" style:parent-style-name="Standard" style:list-style-name="L3">
      <style:text-properties style:text-underline-style="none" fo:font-weight="normal" officeooo:rsid="00136981" officeooo:paragraph-rsid="00136981" fo:background-color="transparent" style:font-weight-asian="normal" style:font-weight-complex="normal"/>
    </style:style>
    <style:style style:name="P18" style:family="paragraph" style:parent-style-name="Standard" style:list-style-name="L3">
      <style:text-properties style:text-underline-style="none" fo:font-weight="normal" officeooo:rsid="00136981" officeooo:paragraph-rsid="00120c4f" fo:background-color="transparent" style:font-weight-asian="normal" style:font-weight-complex="normal"/>
    </style:style>
    <style:style style:name="P19" style:family="paragraph" style:parent-style-name="Standard" style:list-style-name="L4">
      <style:text-properties style:text-underline-style="none" fo:font-weight="normal" officeooo:rsid="00136981" officeooo:paragraph-rsid="00136981" fo:background-color="transparent" style:font-weight-asian="normal" style:font-weight-complex="normal"/>
    </style:style>
    <style:style style:name="P20" style:family="paragraph" style:parent-style-name="Standard" style:list-style-name="L3">
      <style:text-properties style:text-underline-style="none" fo:font-weight="normal" officeooo:rsid="00152c6b" officeooo:paragraph-rsid="00152c6b" fo:background-color="transparent" style:font-weight-asian="normal" style:font-weight-complex="normal"/>
    </style:style>
    <style:style style:name="P21" style:family="paragraph" style:parent-style-name="Standard" style:list-style-name="L3">
      <style:text-properties style:text-underline-style="none" fo:font-weight="normal" officeooo:rsid="00184dd6" officeooo:paragraph-rsid="00184dd6" fo:background-color="transparent" style:font-weight-asian="normal" style:font-weight-complex="normal"/>
    </style:style>
    <style:style style:name="P22" style:family="paragraph" style:parent-style-name="Standard" style:list-style-name="L3">
      <style:text-properties fo:font-weight="normal" officeooo:rsid="00152c6b" officeooo:paragraph-rsid="00152c6b" fo:background-color="transparent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84dd6"/>
    </style:style>
    <style:style style:name="T3" style:family="text">
      <style:text-properties officeooo:rsid="0018c092"/>
    </style:style>
    <style:style style:name="T4" style:family="text">
      <style:text-properties officeooo:rsid="0019bd64"/>
    </style:style>
    <style:style style:name="T5" style:family="text">
      <style:text-properties officeooo:rsid="001a603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IMOZIONI</text:p>
      <text:list xml:id="list3490287600" text:style-name="L1">
        <text:list-item>
          <text:p text:style-name="P5">Rimuovere ./jboss-eap-5.2/jboss-as/common/lib/quartz.jar</text:p>
        </text:list-item>
        <text:list-item>
          <text:p text:style-name="P5">Rimuovere le directory (resta solo la directory “default”):</text:p>
          <text:list>
            <text:list-item>
              <text:p text:style-name="P10">./jboss-eap-5.2/jboss-as/server/all</text:p>
            </text:list-item>
            <text:list-item>
              <text:p text:style-name="P10">./jboss-eap-5.2/jboss-as/server/minimal</text:p>
            </text:list-item>
            <text:list-item>
              <text:p text:style-name="P10">./jboss-eap-5.2/jboss-as/server/production</text:p>
            </text:list-item>
            <text:list-item>
              <text:p text:style-name="P10">./jboss-eap-5.2/jboss-as/server/standard</text:p>
            </text:list-item>
            <text:list-item>
              <text:p text:style-name="P10">./jboss-eap-5.2/jboss-as/server/web</text:p>
            </text:list-item>
          </text:list>
        </text:list-item>
        <text:list-item>
          <text:p text:style-name="P6">In ./jboss-eap-5.2/jboss-as/server/default/conf/ rimuovere i files:</text:p>
          <text:list>
            <text:list-item>
              <text:p text:style-name="P11">./props/jbossws-roles.properties</text:p>
            </text:list-item>
            <text:list-item>
              <text:p text:style-name="P11">./props/jbossws-users.properties</text:p>
            </text:list-item>
            <text:list-item>
              <text:p text:style-name="P11">./props/messaging-roles.properties</text:p>
            </text:list-item>
            <text:list-item>
              <text:p text:style-name="P11">./props/messaging-users.properties</text:p>
            </text:list-item>
            <text:list-item>
              <text:p text:style-name="P11">./jax-ws-catalog.xml</text:p>
            </text:list-item>
          </text:list>
        </text:list-item>
        <text:list-item>
          <text:p text:style-name="P6">In ./jboss-eap-5.2/jboss-as/server/default/deploy/ rimuovere:</text:p>
          <text:list>
            <text:list-item>
              <text:p text:style-name="P11">./admin-console.war</text:p>
            </text:list-item>
            <text:list-item>
              <text:p text:style-name="P11">./http-invoker.sar</text:p>
            </text:list-item>
            <text:list-item>
              <text:p text:style-name="P11">./jbossws.sar</text:p>
            </text:list-item>
            <text:list-item>
              <text:p text:style-name="P11">./jboss-xa-jdbc.rar</text:p>
            </text:list-item>
            <text:list-item>
              <text:p text:style-name="P11">./jms-ra.rar</text:p>
            </text:list-item>
            <text:list-item>
              <text:p text:style-name="P11">./jmx-console.war</text:p>
            </text:list-item>
            <text:list-item>
              <text:p text:style-name="P11">./mail-ra.rar</text:p>
            </text:list-item>
            <text:list-item>
              <text:p text:style-name="P11">./management</text:p>
            </text:list-item>
            <text:list-item>
              <text:p text:style-name="P11">./messaging</text:p>
            </text:list-item>
            <text:list-item>
              <text:p text:style-name="P11">./ROOT.war</text:p>
            </text:list-item>
            <text:list-item>
              <text:p text:style-name="P11">./uuid-key-generator.sar</text:p>
            </text:list-item>
            <text:list-item>
              <text:p text:style-name="P11">./xnio-provider.jar</text:p>
            </text:list-item>
            <text:list-item>
              <text:p text:style-name="P11">./jmx-invoker-service.xml</text:p>
            </text:list-item>
            <text:list-item>
              <text:p text:style-name="P11">./mail-service.xml</text:p>
            </text:list-item>
            <text:list-item>
              <text:p text:style-name="P11">./schedule-manager-service.xml</text:p>
            </text:list-item>
            <text:list-item>
              <text:p text:style-name="P11">./scheduler-service.xml</text:p>
            </text:list-item>
            <text:list-item>
              <text:p text:style-name="P11">./sqlexception-service.xml</text:p>
            </text:list-item>
          </text:list>
        </text:list-item>
        <text:list-item>
          <text:p text:style-name="P6">In ./jboss-eap-5.2/jboss-as/server/default/deployers/ rimuovere:</text:p>
          <text:list>
            <text:list-item>
              <text:p text:style-name="P11">./bsh.deployer</text:p>
            </text:list-item>
            <text:list-item>
              <text:p text:style-name="P11">./jbossws.deployer</text:p>
            </text:list-item>
            <text:list-item>
              <text:p text:style-name="P11">./xnio.deployer</text:p>
            </text:list-item>
            <text:list-item>
              <text:p text:style-name="P11">./hibernate-deployer-jboss-beans.xml</text:p>
            </text:list-item>
            <text:list-item>
              <text:p text:style-name="P11">./messaging-definitions-jboss-beans.xml</text:p>
            </text:list-item>
          </text:list>
        </text:list-item>
      </text:list>
      <text:p text:style-name="P1"/>
      <text:p text:style-name="P3">SOSTITUZIONI / AGGIUNTE</text:p>
      <text:list xml:id="list1336837404" text:style-name="L2">
        <text:list-item>
          <text:p text:style-name="P7">Sostituire ./jboss-eap-5.2/jboss-as/lib/jboss-vfs.jar <text:span text:style-name="T3">con quello fornito in ./Files</text:span></text:p>
        </text:list-item>
        <text:list-item>
          <text:p text:style-name="P8">Aggiungere ./jboss-eap-5.2/jboss-as/server/default/lib/mysql-connector-java-5.1.36.jar con quello fornito in ./Files</text:p>
        </text:list-item>
        <text:list-item>
          <text:p text:style-name="P8">Aggiungere ./jboss-eap-5.2/jboss-as/server/default/lib/quartz-all-1.8.6.jar con quello fornito in ./Files</text:p>
        </text:list-item>
        <text:list-item>
          <text:p text:style-name="P8">Aggiungere ./jboss-eap-5.2/jboss-as/server/default/<text:span text:style-name="T4">deploy/</text:span>PHI-ds.xml con quello fornito in ./Files</text:p>
        </text:list-item>
        <text:list-item>
          <text:p text:style-name="P8">Aggiungere ./jboss-eap-5.2/jboss-as/server/default/<text:span text:style-name="T4">deploy/</text:span>CATALOG_SERVER.ear con quello fornito in ./Files <text:span text:style-name="T5">(contenuto nell’archivio CATALOG_SERVER.ear.zip da decomprimere)</text:span></text:p>
          <text:p text:style-name="P9"/>
        </text:list-item>
      </text:list>
      <text:p text:style-name="P4">MODIFICHE AI FILES DI CONFIGURAZIONE</text:p>
      <text:list xml:id="list1367545496" text:style-name="L3">
        <text:list-item>
          <text:p text:style-name="P12">./jboss-eap-5.2/jboss-as/server/default/conf/jboss-log4j.xml</text:p>
          <text:list>
            <text:list-item>
              <text:p text:style-name="P16">Disabilitare l’appender “CONSOLE”</text:p>
            </text:list-item>
            <text:list-item>
              <text:p text:style-name="P16">Abilitare l’appender “ASYNC”</text:p>
            </text:list-item>
            <text:list-item>
              <text:p text:style-name="P17">Appender “FILE”: &lt;param name="Append" value="false"/&gt;</text:p>
            </text:list-item>
            <text:list-item>
              <text:p text:style-name="P16">&lt;param name="ConversionPattern" value="%d %-5p [%c] %X{username} %m%n"/&gt;</text:p>
            </text:list-item>
            <text:list-item>
              <text:p text:style-name="P17">Aggiungere le categorie di logging:</text:p>
            </text:list-item>
          </text:list>
        </text:list-item>
      </text:list>
      <text:list xml:id="list1616802332" text:style-name="L4">
        <text:list-item>
          <text:list>
            <text:list-item>
              <text:list>
                <text:list-item>
                  <text:p text:style-name="P19">org.jboss.web (INFO)</text:p>
                </text:list-item>
                <text:list-item>
                  <text:p text:style-name="P19">com.arjuna (INFO)</text:p>
                </text:list-item>
                <text:list-item>
                  <text:p text:style-name="P19">org.hibernate (INFO)</text:p>
                </text:list-item>
                <text:list-item>
                  <text:p text:style-name="P19">org.hibernate.cfg (ERROR)</text:p>
                </text:list-item>
                <text:list-item>
                  <text:p text:style-name="P19">org.jboss.ejb3 (ERROR)</text:p>
                </text:list-item>
                <text:list-item>
                  <text:p text:style-name="P19">org.jboss.wsf (ERROR)</text:p>
                </text:list-item>
                <text:list-item>
                  <text:p text:style-name="P19">org.jboss.jms.server.connectionfactory (ERROR)</text:p>
                </text:list-item>
                <text:list-item>
                  <text:p text:style-name="P19">org.jboss.serial (WARN)<text:line-break/></text:p>
                </text:list-item>
              </text:list>
            </text:list-item>
          </text:list>
        </text:list-item>
      </text:list>
      <text:list xml:id="list140918069444885" text:continue-list="list1367545496" text:style-name="L3">
        <text:list-item>
          <text:p text:style-name="P13">./jboss-eap-5.2/jboss-as/server/default/conf/jboss-service.xml</text:p>
          <text:list>
            <text:list-item>
              <text:p text:style-name="P18">&lt;attribute name="DownloadServerClasses"&gt;false&lt;/attribute&gt;</text:p>
            </text:list-item>
            <text:list-item>
              <text:p text:style-name="P18">&lt;attribute name="DefaultCacheTimeout"&gt;3600&lt;/attribute&gt;<text:line-break/></text:p>
            </text:list-item>
          </text:list>
        </text:list-item>
        <text:list-item>
          <text:p text:style-name="P14">./jboss-eap-5.2/jboss-as/server/default/conf/jbossts-properties.xml</text:p>
          <text:list>
            <text:list-item>
              <text:p text:style-name="P17">In &lt;properties depends="arjuna" name="jta"&gt; aggiungere:<text:line-break/>&lt;property name="com.arjuna.ats.jta.allowMultipleLastResources" value="true"/&gt;</text:p>
            </text:list-item>
            <text:list-item>
              <text:p text:style-name="P17">e disabilitare (commentando) la property “com.arjuna.ats.jta.recovery.XAResourceRecovery.JBMESSAGING1”<text:line-break/></text:p>
            </text:list-item>
          </text:list>
        </text:list-item>
        <text:list-item>
          <text:p text:style-name="P13">./jboss-eap-5.2/jboss-as/server/default/conf/standardjboss.xml</text:p>
          <text:list>
            <text:list-item>
              <text:p text:style-name="P20">Disabilitare (commentando) message-driven-bean, singleton-message-driven-bean, message-inflow-driven-bean, iiop, jms-message-inflow-driven-bean<text:line-break/></text:p>
            </text:list-item>
          </text:list>
        </text:list-item>
        <text:list-item>
          <text:p text:style-name="P15">./jboss-eap-5.2/jboss-as/server/default/deploy/jbossweb.sar/server.xml</text:p>
          <text:list>
            <text:list-item>
              <text:p text:style-name="P22"><text:span text:style-name="T1">&lt;Connector protocol="HTTP/1.1" port="8080" address="${jboss.bind.address}" <text:line-break/>connectionTimeout="60000" redirectPort="8443" maxThreads="3000"<text:line-break/>minSpareThreads="2000" maxKeepAliveRequests="-1" maxParameterCount="</text:span><text:span text:style-name="T2">4096</text:span><text:span text:style-name="T1">" /&gt;<text:line-break/></text:span></text:p>
            </text:list-item>
          </text:list>
        </text:list-item>
        <text:list-item>
          <text:p text:style-name="P15">./jboss-eap-5.2/jboss-as/server/default/deploy/ejb3-interceptors-aop.xml</text:p>
          <text:list>
            <text:list-item>
              <text:p text:style-name="P20">idleTimeoutSeconds=3600 per tutte le annotation<text:line-break/></text:p>
            </text:list-item>
          </text:list>
        </text:list-item>
        <text:list-item>
          <text:p text:style-name="P15">./jboss-eap-5.2/jboss-as/server/default/deploy/jca-jboss-beans.xml</text:p>
          <text:list>
            <text:list-item>
              <text:p text:style-name="P20">Per il CACHED CONNECTION MANAGER impostare:<text:line-break/>&lt;property name="debug"&gt;false&lt;/property&gt;<text:line-break/></text:p>
            </text:list-item>
          </text:list>
        </text:list-item>
        <text:list-item>
          <text:p text:style-name="P15">./jboss-eap-5.2/jboss-as/server/default/deploy/legacy-invokers-service.xml</text:p>
          <text:list>
            <text:list-item>
              <text:p text:style-name="P20">Disabilitare (commentando) l’mbean org.jboss.invocation.jrmp.server.JRMPInvoker</text:p>
            </text:list-item>
            <text:list-item>
              <text:p text:style-name="P20">Disabilitare (commentando) l’mbean org.jboss.invocation.pooled.server.PooledInvoker<text:line-break/></text:p>
            </text:list-item>
          </text:list>
        </text:list-item>
        <text:list-item>
          <text:p text:style-name="P15">./jboss-eap-5.2/jboss-as/server/default/deploy/properties-service.xml</text:p>
          <text:list>
            <text:list-item>
              <text:p text:style-name="P21">Per l’mbean org.jboss.varia.property.SystemPropertiesService registrare<text:line-break/> <text:s text:c="3"/>&lt;attribute name="Properties"&gt;</text:p>
              <text:p text:style-name="P21"><text:s text:c="8"/>org.apache.tomcat.util.http.Parameters.MAX_COUNT=4096</text:p>
              <text:p text:style-name="P21"><text:s text:c="4"/>&lt;/attribute&gt;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acomo Bisson</meta:initial-creator>
    <meta:creation-date>2020-01-09T16:51:42.770000000</meta:creation-date>
    <dc:date>2020-01-21T14:09:16.673000000</dc:date>
    <dc:creator>Giacomo Bisson</dc:creator>
    <meta:editing-duration>PT19M6S</meta:editing-duration>
    <meta:editing-cycles>5</meta:editing-cycles>
    <meta:generator>LibreOffice/6.2.4.2$Windows_X86_64 LibreOffice_project/2412653d852ce75f65fbfa83fb7e7b669a126d64</meta:generator>
    <meta:document-statistic meta:table-count="0" meta:image-count="0" meta:object-count="0" meta:page-count="2" meta:paragraph-count="80" meta:word-count="290" meta:character-count="4076" meta:non-whitespace-character-count="3916"/>
  </office:meta>
</office:document-meta>
</file>